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4cm" svg:x="18.723cm" svg:y="0.983cm">
            <draw:object draw:notify-on-update-of-ranges="Feuille1.C1:Feuille1.C10 Feuille1.B1:Feuille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4941" calcext:value-type="float">
            <text:p>0,434941</text:p>
          </table:table-cell>
          <table:table-cell office:value-type="float" office:value="1.97597" calcext:value-type="float">
            <text:p>1,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797" calcext:value-type="float">
            <text:p>0,22797</text:p>
          </table:table-cell>
          <table:table-cell office:value-type="float" office:value="0.999266" calcext:value-type="float">
            <text:p>0,999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212" calcext:value-type="float">
            <text:p>0,29212</text:p>
          </table:table-cell>
          <table:table-cell office:value-type="float" office:value="1.19466" calcext:value-type="float">
            <text:p>1,194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5114" calcext:value-type="float">
            <text:p>0,215114</text:p>
          </table:table-cell>
          <table:table-cell office:value-type="float" office:value="0.970671" calcext:value-type="float">
            <text:p>0,970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6054" calcext:value-type="float">
            <text:p>0,196054</text:p>
          </table:table-cell>
          <table:table-cell office:value-type="float" office:value="0.924556" calcext:value-type="float">
            <text:p>0,924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3951" calcext:value-type="float">
            <text:p>0,183951</text:p>
          </table:table-cell>
          <table:table-cell office:value-type="float" office:value="0.923597" calcext:value-type="float">
            <text:p>0,923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9934" calcext:value-type="float">
            <text:p>0,189934</text:p>
          </table:table-cell>
          <table:table-cell office:value-type="float" office:value="0.974894" calcext:value-type="float">
            <text:p>0,974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0103" calcext:value-type="float">
            <text:p>0,190103</text:p>
          </table:table-cell>
          <table:table-cell office:value-type="float" office:value="0.907085" calcext:value-type="float">
            <text:p>0,907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3748" calcext:value-type="float">
            <text:p>0,183748</text:p>
          </table:table-cell>
          <table:table-cell office:value-type="float" office:value="0.906553" calcext:value-type="float">
            <text:p>0,906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92226" calcext:value-type="float">
            <text:p>0,92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8T21:13:39.156482666</meta:creation-date>
    <dc:date>2020-04-08T22:49:08.214946523</dc:date>
    <meta:editing-duration>PT24M44S</meta:editing-duration>
    <meta:editing-cycles>6</meta:editing-cycles>
    <meta:generator>LibreOffice/6.4.2.2$Linux_X86_64 LibreOffice_project/470efa65018866d4eccd0320fc85de07297c8d71</meta:generator>
    <meta:document-statistic meta:table-count="1" meta:cell-count="30" meta:object-count="1"/>
    <meta:user-defined meta:name="qrichtext">1</meta:user-defined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title svg:x="5.23cm" svg:y="0.316cm" chart:style-name="ch2">
          <text:p>multi-thread execution time</text:p>
        </chart:title>
        <chart:plot-area chart:style-name="ch3" table:cell-range-address="Feuille1.B1:Feuille1.C10" svg:x="1.33cm" svg:y="1.275cm" svg:width="14.349cm" svg:height="6.569cm">
          <chartooo:coordinate-region svg:x="2.057cm" svg:y="1.474cm" svg:width="13.435cm" svg:height="5.723cm"/>
          <chart:axis chart:dimension="x" chart:name="primary-x" chart:style-name="ch4">
            <chart:title svg:x="7.679cm" svg:y="8.024cm" chart:style-name="ch5">
              <text:p>nb threads</text:p>
            </chart:title>
          </chart:axis>
          <chart:axis chart:dimension="y" chart:name="primary-y" chart:style-name="ch6">
            <chart:title svg:x="0.451cm" svg:y="5.145cm" chart:style-name="ch7">
              <text:p>time (s)</text:p>
            </chart:title>
            <chart:grid chart:style-name="ch8" chart:class="major"/>
          </chart:axis>
          <chart:series chart:style-name="ch9" chart:values-cell-range-address="Feuille1.C1:Feuille1.C10" chart:class="chart:line">
            <chart:data-point chart:repeated="10"/>
          </chart:series>
          <chart:series chart:style-name="ch10" chart:values-cell-range-address="Feuille1.B1:Feuille1.B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7597">
                <text:p>1.97597</text:p>
                <draw:g>
                  <svg:desc>Feuille1.C1:Feuille1.C10</svg:desc>
                </draw:g>
              </table:table-cell>
              <table:table-cell office:value-type="float" office:value="0.434941">
                <text:p>0.434941</text:p>
                <draw:g>
                  <svg:desc>Feuille1.B1:Feui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266">
                <text:p>0.999266</text:p>
              </table:table-cell>
              <table:table-cell office:value-type="float" office:value="0.22797">
                <text:p>0.22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6">
                <text:p>1.19466</text:p>
              </table:table-cell>
              <table:table-cell office:value-type="float" office:value="0.29212">
                <text:p>0.2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0671">
                <text:p>0.970671</text:p>
              </table:table-cell>
              <table:table-cell office:value-type="float" office:value="0.215114">
                <text:p>0.215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556">
                <text:p>0.924556</text:p>
              </table:table-cell>
              <table:table-cell office:value-type="float" office:value="0.196054">
                <text:p>0.196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3597">
                <text:p>0.923597</text:p>
              </table:table-cell>
              <table:table-cell office:value-type="float" office:value="0.183951">
                <text:p>0.183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4894">
                <text:p>0.974894</text:p>
              </table:table-cell>
              <table:table-cell office:value-type="float" office:value="0.189934">
                <text:p>0.189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085">
                <text:p>0.907085</text:p>
              </table:table-cell>
              <table:table-cell office:value-type="float" office:value="0.190103">
                <text:p>0.190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553">
                <text:p>0.906553</text:p>
              </table:table-cell>
              <table:table-cell office:value-type="float" office:value="0.183748">
                <text:p>0.183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226">
                <text:p>0.92226</text:p>
              </table:table-cell>
              <table:table-cell office:value-type="float" office:value="0.18125">
                <text:p>0.1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